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c54e4" officeooo:paragraph-rsid="001c36ba"/>
    </style:style>
    <style:style style:name="P2" style:family="paragraph" style:parent-style-name="Standard">
      <style:text-properties style:font-name="Liberation Sans" style:text-underline-style="solid" style:text-underline-width="auto" style:text-underline-color="font-color" officeooo:rsid="000e5aa0" officeooo:paragraph-rsid="001c36ba"/>
    </style:style>
    <style:style style:name="P3" style:family="paragraph" style:parent-style-name="Standard">
      <style:text-properties style:font-name="Liberation Sans" style:text-underline-style="solid" style:text-underline-width="auto" style:text-underline-color="font-color" fo:font-weight="bold" officeooo:rsid="0012cec0" officeooo:paragraph-rsid="0012cec0" style:font-weight-asian="bold" style:font-weight-complex="bold"/>
    </style:style>
    <style:style style:name="P4" style:family="paragraph" style:parent-style-name="Standard">
      <style:text-properties style:font-name="Liberation Sans" style:text-underline-style="solid" style:text-underline-width="auto" style:text-underline-color="font-color" fo:font-weight="bold" officeooo:rsid="001534fa" officeooo:paragraph-rsid="001534fa" style:font-weight-asian="bold" style:font-weight-complex="bold"/>
    </style:style>
    <style:style style:name="P5" style:family="paragraph" style:parent-style-name="Standard">
      <style:text-properties style:font-name="Liberation Sans" officeooo:rsid="000e5aa0" officeooo:paragraph-rsid="001c36ba"/>
    </style:style>
    <style:style style:name="P6" style:family="paragraph" style:parent-style-name="Standard">
      <style:text-properties style:font-name="Liberation Sans" fo:font-style="italic" fo:font-weight="bold" officeooo:rsid="00103012" officeooo:paragraph-rsid="00103012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Liberation Sans" fo:font-style="italic" fo:font-weight="bold" officeooo:rsid="0011244b" officeooo:paragraph-rsid="0011244b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Liberation Sans" fo:font-style="italic" style:text-underline-style="none" fo:font-weight="bold" officeooo:rsid="00103012" officeooo:paragraph-rsid="00103012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Liberation Sans" officeooo:rsid="00103012" officeooo:paragraph-rsid="00103012"/>
    </style:style>
    <style:style style:name="P10" style:family="paragraph" style:parent-style-name="Standard">
      <style:text-properties style:font-name="Liberation Sans" officeooo:rsid="0011244b" officeooo:paragraph-rsid="0011244b"/>
    </style:style>
    <style:style style:name="P11" style:family="paragraph" style:parent-style-name="Standard">
      <style:text-properties style:font-name="Liberation Sans" officeooo:rsid="0012cec0" officeooo:paragraph-rsid="0012cec0"/>
    </style:style>
    <style:style style:name="P12" style:family="paragraph" style:parent-style-name="Standard">
      <style:text-properties style:font-name="Liberation Sans" officeooo:rsid="0012cec0" officeooo:paragraph-rsid="0011244b"/>
    </style:style>
    <style:style style:name="P13" style:family="paragraph" style:parent-style-name="Standard">
      <style:text-properties style:font-name="Liberation Sans" officeooo:rsid="0012cec0" officeooo:paragraph-rsid="001c36ba"/>
    </style:style>
    <style:style style:name="P14" style:family="paragraph" style:parent-style-name="Standard">
      <style:text-properties style:font-name="Liberation Sans" officeooo:rsid="001534fa" officeooo:paragraph-rsid="001706df"/>
    </style:style>
    <style:style style:name="P15" style:family="paragraph" style:parent-style-name="Standard">
      <style:text-properties style:font-name="Liberation Sans" officeooo:rsid="001c36ba" officeooo:paragraph-rsid="001c36ba"/>
    </style:style>
    <style:style style:name="P16" style:family="paragraph" style:parent-style-name="Standard">
      <style:text-properties style:font-name="Liberation Sans" fo:font-style="normal" style:text-underline-style="solid" style:text-underline-width="auto" style:text-underline-color="font-color" fo:font-weight="bold" officeooo:rsid="001c36ba" officeooo:paragraph-rsid="001c36ba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ans" officeooo:rsid="001d5013" officeooo:paragraph-rsid="001d5013"/>
    </style:style>
    <style:style style:name="P18" style:family="paragraph" style:parent-style-name="Standard">
      <style:text-properties style:font-name="Liberation Sans" officeooo:rsid="001d757a" officeooo:paragraph-rsid="001d757a"/>
    </style:style>
    <style:style style:name="P19" style:family="paragraph" style:parent-style-name="Standard">
      <style:text-properties style:font-name="Liberation Sans" officeooo:rsid="001e8088" officeooo:paragraph-rsid="001e8088"/>
    </style:style>
    <style:style style:name="P20" style:family="paragraph" style:parent-style-name="Standard">
      <style:text-properties style:font-name="Liberation Sans" officeooo:rsid="00203dfa" officeooo:paragraph-rsid="00203dfa"/>
    </style:style>
    <style:style style:name="P21" style:family="paragraph" style:parent-style-name="Standard">
      <style:paragraph-properties fo:break-before="page"/>
      <style:text-properties style:font-name="Liberation Sans" style:text-underline-style="solid" style:text-underline-width="auto" style:text-underline-color="font-color" fo:font-weight="bold" officeooo:rsid="001534fa" officeooo:paragraph-rsid="001534fa" style:font-weight-asian="bold" style:font-weight-complex="bold"/>
    </style:style>
    <style:style style:name="P22" style:family="paragraph" style:parent-style-name="Standard" style:list-style-name="L1">
      <style:text-properties style:font-name="Liberation Sans" officeooo:rsid="001534fa" officeooo:paragraph-rsid="0012cec0"/>
    </style:style>
    <style:style style:name="P23" style:family="paragraph" style:parent-style-name="Standard" style:list-style-name="L1">
      <style:text-properties style:font-name="Liberation Sans" officeooo:rsid="001a7157" officeooo:paragraph-rsid="001a7157"/>
    </style:style>
    <style:style style:name="T1" style:family="text">
      <style:text-properties style:text-position="super 58%"/>
    </style:style>
    <style:style style:name="T2" style:family="text">
      <style:text-properties officeooo:rsid="0011244b"/>
    </style:style>
    <style:style style:name="T3" style:family="text">
      <style:text-properties officeooo:rsid="001482ee"/>
    </style:style>
    <style:style style:name="T4" style:family="text">
      <style:text-properties officeooo:rsid="001534fa"/>
    </style:style>
    <style:style style:name="T5" style:family="text">
      <style:text-properties officeooo:rsid="001706df"/>
    </style:style>
    <style:style style:name="T6" style:family="text">
      <style:text-properties officeooo:rsid="0018561f"/>
    </style:style>
    <style:style style:name="T7" style:family="text">
      <style:text-properties style:text-underline-style="none" officeooo:rsid="0018561f"/>
    </style:style>
    <style:style style:name="T8" style:family="text">
      <style:text-properties style:text-underline-style="none" fo:font-weight="bold" officeooo:rsid="001482ee" style:font-weight-asian="bold" style:font-weight-complex="bold"/>
    </style:style>
    <style:style style:name="T9" style:family="text">
      <style:text-properties style:text-underline-style="none" fo:font-weight="bold" officeooo:rsid="0018561f" style:font-weight-asian="bold" style:font-weight-complex="bold"/>
    </style:style>
    <style:style style:name="T10" style:family="text">
      <style:text-properties officeooo:rsid="00189e72"/>
    </style:style>
    <style:style style:name="T11" style:family="text">
      <style:text-properties officeooo:rsid="001a7157"/>
    </style:style>
    <style:style style:name="T12" style:family="text">
      <style:text-properties officeooo:rsid="001d7824"/>
    </style:style>
    <style:style style:name="T13" style:family="text">
      <style:text-properties officeooo:rsid="0020e741"/>
    </style:style>
    <style:style style:name="T14" style:family="text">
      <style:text-properties officeooo:rsid="0024913b"/>
    </style:style>
    <style:style style:name="T15" style:family="text">
      <style:text-properties officeooo:rsid="00259323"/>
    </style:style>
    <style:style style:name="T16" style:family="text">
      <style:text-properties officeooo:rsid="0025e29b"/>
    </style:style>
    <style:style style:name="T17" style:family="text">
      <style:text-properties officeooo:rsid="002727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thods</text:p>
      <text:p text:style-name="P16"/>
      <text:p text:style-name="P6">FFX_CreateText(&lt;txtObject&gt;,&lt;text&gt;,&lt;imageID&gt;)</text:p>
      <text:p text:style-name="P6"/>
      <text:p text:style-name="P9">Creates a new animatable text object using the given font and text. <text:s/>The default anchor point<text:span text:style-name="T14">s are</text:span> 0 (centre) and the default position is the centre of the screen. <text:span text:style-name="T13">The size is sufficient to fill 70% of the screen approximately.</text:span></text:p>
      <text:p text:style-name="P9"/>
      <text:p text:style-name="P6">FFX_SetText(&lt;txtObject&gt;,&lt;text&gt;)</text:p>
      <text:p text:style-name="P6"/>
      <text:p text:style-name="P9">Change the text object. </text:p>
      <text:p text:style-name="P9"/>
      <text:p text:style-name="P6">FFX_SetPosition(&lt;txtObject&gt;,&lt;x&gt;,&lt;y&gt;)</text:p>
      <text:p text:style-name="P6"/>
      <text:p text:style-name="P9">Set the position of the text object</text:p>
      <text:p text:style-name="P9"/>
      <text:p text:style-name="P6">FFX_SetAnchorPoint<text:span text:style-name="T16">s(</text:span>&lt;txtObject&gt;,&lt;anchor<text:span text:style-name="T14">H</text:span>&gt;,<text:span text:style-name="T14">&lt;anchorV&gt;</text:span>)</text:p>
      <text:p text:style-name="P6"/>
      <text:p text:style-name="P9">Set the anchor point to left (-1) middle (0) right (1). The vertical anchor point<text:span text:style-name="T14">s are top (-1) middle (0) bottom (1)</text:span></text:p>
      <text:p text:style-name="P9"/>
      <text:p text:style-name="P6">FFX_SetFontSize(&lt;txtObject&gt;,&lt;width<text:span text:style-name="T6">#</text:span>&gt;,&lt;height<text:span text:style-name="T6">#</text:span>&gt;)</text:p>
      <text:p text:style-name="P6"/>
      <text:p text:style-name="P9">Sets the standard font size (e.g. pre-animation) <text:span text:style-name="T11">in virtual resolution units</text:span>. This is derived from the <text:span text:style-name="T5">maximum width and height of the character set, so all characters will be at least this size. Either (but not both) can be -1, calculated from the A/R of maxwidth/maxheight.</text:span></text:p>
      <text:p text:style-name="P9"/>
      <text:p text:style-name="P8">FFX_<text:span text:style-name="T2">DeleteText(&lt;txtObject&gt;)</text:span></text:p>
      <text:p text:style-name="P8"/>
      <text:p text:style-name="P10">Deletes the font object (e.g. removes all the sprites)</text:p>
      <text:p text:style-name="P10"/>
      <text:p text:style-name="P7">FFX_SetAnimationTime(&lt;txtObject&gt;,&lt;animTime&gt;)</text:p>
      <text:p text:style-name="P7"/>
      <text:p text:style-name="P10">Sets the animation time, which overrides the animation time defined in the animation descriptor – <text:span text:style-name="T6">this is how long the sequence or the sequence that is repeated takes.</text:span></text:p>
      <text:p text:style-name="P10"/>
      <text:p text:style-name="P7">FFX_Animate(&lt;txtObject&gt;,&lt;anim<text:span text:style-name="T17">String</text:span>&gt;)</text:p>
      <text:p text:style-name="P7"/>
      <text:p text:style-name="P10">Run the animation <text:span text:style-name="T17">string</text:span> on the text object. Returns zero if the animation is completed.</text:p>
      <text:p text:style-name="P12"/>
      <text:p text:style-name="P4"/>
      <text:p text:style-name="P4"/>
      <text:p text:style-name="P21">FFX_Text</text:p>
      <text:p text:style-name="P3"/>
      <text:p text:style-name="P11"><text:span text:style-name="T3">A</text:span>rray of sprite <text:span text:style-name="T4">char objects</text:span> <text:span text:style-name="T3">(note, these are not freed until delete, they are reused), length of this != length of current string (subtype </text:span><text:span text:style-name="T8">_</text:span><text:span text:style-name="T9">FFX_Character</text:span><text:span text:style-name="T7">)</text:span></text:p>
      <text:list xml:id="list8659631636048230592" text:style-name="L1">
        <text:list-item>
          <text:p text:style-name="P22">spriteID</text:p>
        </text:list-item>
        <text:list-item>
          <text:p text:style-name="P22">x,y position <text:span text:style-name="T10">(default values, not where it is after animation processing)</text:span></text:p>
        </text:list-item>
        <text:list-item>
          <text:p text:style-name="P22">base width and height (default values, <text:span text:style-name="T11">note default alpha is 1.0, rotation is 0.0)</text:span></text:p>
        </text:list-item>
        <text:list-item>
          <text:p text:style-name="P23">character index and count</text:p>
        </text:list-item>
        <text:list-item>
          <text:p text:style-name="P23">word index and count</text:p>
        </text:list-item>
      </text:list>
      <text:p text:style-name="P11">X,Y Position <text:span text:style-name="T4">(on screen physical)</text:span></text:p>
      <text:p text:style-name="P11">Anchor Point <text:span text:style-name="T15">x,y</text:span></text:p>
      <text:p text:style-name="P11">String current</text:p>
      <text:p text:style-name="P11">Animation Time override </text:p>
      <text:p text:style-name="P17">Animation Time override flag.</text:p>
      <text:p text:style-name="P18">First Animation Call time</text:p>
      <text:p text:style-name="P11">Length of current string <text:span text:style-name="T12">on screen in device units</text:span> (speeds up positioning, anchor setting).</text:p>
      <text:p text:style-name="P14">Descender size</text:p>
      <text:p text:style-name="P14"><text:span text:style-name="T5">Max</text:span> character width &amp; height</text:p>
      <text:p text:style-name="P20">Image ID of Font.</text:p>
      <text:p text:style-name="P11"/>
      <text:p text:style-name="P19">The idea is that _FFX_Character is called for each character (that is not space).</text:p>
      <text:p text:style-name="P19"/>
      <text:p text:style-name="P1">Standard modifiers:</text:p>
      <text:p text:style-name="P1"/>
      <text:p text:style-name="P1">Wobble</text:p>
      <text:p text:style-name="P1">Curve</text:p>
      <text:p text:style-name="P1">Scale</text:p>
      <text:p text:style-name="P1">Jagged</text:p>
      <text:p text:style-name="P15">OnScreen</text:p>
      <text:p text:style-name="P15">OffScreen</text:p>
      <text:p text:style-name="P15">ZoomIn</text:p>
      <text:p text:style-name="P15">ZoomOut</text:p>
      <text:p text:style-name="P1"/>
      <text:p text:style-name="P2">Descriptor</text:p>
      <text:p text:style-name="P2"/>
      <text:p text:style-name="P5">Time to complete</text:p>
      <text:p text:style-name="P5">Repetition count / can be infinite.</text:p>
      <text:p text:style-name="P5">Can effect x,y positions, alpha, rotation of character, xScale, yScale of character.</text:p>
      <text:p text:style-name="P5">In Char Number, Word Number, Time as 1000<text:span text:style-name="T1">th</text:span> of total, Char Total, Modifier.</text:p>
      <text:p text:style-name="P13">Structure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07:42:27.239000000</meta:creation-date>
    <dc:date>2015-02-09T12:12:51.569000000</dc:date>
    <meta:editing-duration>PT3H12M10S</meta:editing-duration>
    <meta:editing-cycles>25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50" meta:word-count="350" meta:character-count="2361" meta:non-whitespace-character-count="2062"/>
  </office:meta>
</office:document-meta>
</file>